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47.84mm"/>
    </style:style>
    <style:style style:name="co8" style:family="table-column">
      <style:table-column-properties fo:break-before="auto" style:column-width="72.94mm"/>
    </style:style>
    <style:style style:name="co9" style:family="table-column">
      <style:table-column-properties fo:break-before="auto" style:column-width="56.6mm"/>
    </style:style>
    <style:style style:name="co10" style:family="table-column">
      <style:table-column-properties fo:break-before="auto" style:column-width="81.69mm"/>
    </style:style>
    <style:style style:name="ro1" style:family="table-row">
      <style:table-row-properties style:row-height="6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font-name="Noto Sans"/>
    </style:style>
    <style:style style:name="ce3" style:family="table-cell" style:parent-style-name="Default">
      <style:text-properties style:font-name="Noto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Mono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Mono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Noto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Noto Sans"/>
    </style:style>
    <style:style style:name="ce8" style:family="table-cell" style:parent-style-name="Default">
      <style:table-cell-properties style:vertical-align="middle"/>
      <style:text-properties style:font-name="Noto Mono"/>
    </style:style>
    <style:style style:name="ce9" style:family="table-cell" style:parent-style-name="Defaul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7"/>
        <table:table-column table:style-name="co8" table:default-cell-style-name="ce3"/>
        <table:table-column table:style-name="co2" table:number-columns-repeated="1011" table:default-cell-style-name="ce9"/>
        <table:table-row table:style-name="ro1">
          <table:table-cell table:style-name="ce2"/>
          <table:table-cell table:style-name="ce4" table:number-columns-repeated="8"/>
          <table:table-cell table:style-name="ce4" office:value-type="string" calcext:value-type="string" table:number-columns-spanned="3" table:number-rows-spanned="1">
            <text:p>Parameter</text:p>
          </table:table-cell>
          <table:covered-table-cell table:style-name="ce4"/>
          <table:covered-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Sender</text:p>
          </table:table-cell>
          <table:table-cell table:style-name="ce4" office:value-type="string" calcext:value-type="string">
            <text:p>Empfänger</text:p>
          </table:table-cell>
          <table:table-cell table:style-name="ce4" office:value-type="string" calcext:value-type="string">
            <text:p>Methode</text:p>
          </table:table-cell>
          <table:table-cell table:style-name="ce4" office:value-type="string" calcext:value-type="string">
            <text:p>Fkt.-Name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Func.</text:p>
          </table:table-cell>
          <table:table-cell table:style-name="ce4" office:value-type="string" calcext:value-type="string">
            <text:p>Adr.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Nr.</text:p>
          </table:table-cell>
          <table:table-cell table:style-name="ce12" office:value-type="string" calcext:value-type="string">
            <text:p>Inhalte</text:p>
          </table:table-cell>
          <table:table-cell table:style-name="ce2" office:value-type="string" calcext:value-type="string">
            <text:p>Anmerkung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Klingel 1</text:p>
          </table:table-cell>
          <table:table-cell table:style-name="ce4" office:value-type="string" calcext:value-type="string">
            <text:p>BD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Klingel 2</text:p>
          </table:table-cell>
          <table:table-cell table:style-name="ce4" office:value-type="string" calcext:value-type="string">
            <text:p>Kg (c)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 office:value-type="string" calcext:value-type="string">
            <text:p>Kg hat Leitung zum Klingelknopf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PIR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PirTrigge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 office:value-type="string" calcext:value-type="string">
            <text:p>Bewegungsmelder hat getriggert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Licht Klein Status Info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Setze Licht Klein Status </text:p>
          </table:table-cell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setStatusLichtKlei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atus</text:p>
          </table:table-cell>
          <table:table-cell table:style-name="ce2" office:value-type="string" calcext:value-type="string">
            <text:p>{0=off;1=on;2=auto}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Nächster Licht Klein Status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NextLichtStatu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Zufallsereignis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Hole Zufallszahl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 office:value-type="string" calcext:value-type="string">
            <text:p>Zwei mögliche Speicher (Address)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Sende Zufallszahl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 office:value-type="string" calcext:value-type="string">
            <text:p>0/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Test Code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TryCode</text:p>
          </table:table-cell>
          <table:table-cell table:style-name="ce4" office:value-type="string" calcext:value-type="string">
            <text:p>K/R0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4" calcext:value-type="float">
            <text:p>4</text:p>
          </table:table-cell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Sende Blockadestatus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atus</text:p>
          </table:table-cell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Teste Autodoor-Zustand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Do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 office:value-type="string" calcext:value-type="string">
            <text:p>Öffne Tür oder ändere Status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Tür wird geöffnet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Berichte Autodoor-Zustand</text:p>
          </table:table-cell>
          <table:table-cell table:style-name="ce4" office:value-type="string" calcext:value-type="string">
            <text:p>Kg (k/c)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BR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uint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tatus</text:p>
          </table:table-cell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Lösche Autodoor-Zustand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ClearAutoDoo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/>
          <table:table-cell table:style-name="ce12"/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Card-Info anforder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Info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Card-Info sende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ard-Info</text:p>
          </table:table-cell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Karten-Schlüssel anforder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jobGetCardKey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0. Byte Kartennnummer</text:p>
          </table:table-cell>
          <table:table-cell table:style-name="ce2" office:value-type="string" calcext:value-type="string">
            <text:p>Rest: ActualRandom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Karten-Schlüssel senden</text:p>
          </table:table-cell>
          <table:table-cell table:style-name="ce4" office:value-type="string" calcext:value-type="string">
            <text:p>Kg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com</text:p>
          </table:table-cell>
          <table:table-cell table:style-name="ce4"/>
          <table:table-cell table:style-name="ce4" office:value-type="string" calcext:value-type="string">
            <text:p>K/R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ard-Key</text:p>
          </table:table-cell>
          <table:table-cell table:style-name="ce2"/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Licht-Kennzahl</text:p>
          </table:table-cell>
          <table:table-cell table:style-name="ce4" office:value-type="string" calcext:value-type="string">
            <text:p>CQ / C1</text:p>
          </table:table-cell>
          <table:table-cell table:style-name="ce4" office:value-type="string" calcext:value-type="string">
            <text:p>Kg→BD</text:p>
          </table:table-cell>
          <table:table-cell table:style-name="ce4" office:value-type="string" calcext:value-type="string">
            <text:p>BR</text:p>
          </table:table-cell>
          <table:table-cell table:style-name="ce4" table:number-columns-repeated="2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ce12"/>
          <table:table-cell table:style-name="ce2"/>
          <table:table-cell table:style-name="ce8" table:number-columns-repeated="1011"/>
        </table:table-row>
        <table:table-row table:style-name="ro2">
          <table:table-cell office:value-type="string" calcext:value-type="string">
            <text:p>Licht Grenzwer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grenzwer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cht Grenzwerthysteres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Kg→BD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ichtwertHysterese</text:p>
          </table:table-cell>
          <table:table-cell table:number-columns-repeated="101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OT'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ichtKleinStatus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2">
          <table:table-cell office:value-type="string" calcext:value-type="string">
            <text:p>Lichtkennzahl</text:p>
          </table:table-cell>
          <table:table-cell office:value-type="string" calcext:value-type="string">
            <text:p>CQ</text:p>
          </table:table-cell>
          <table:table-cell/>
        </table:table-row>
        <table:table-row table:style-name="ro2">
          <table:table-cell office:value-type="string" calcext:value-type="string">
            <text:p>Lichtgrenzwert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2">
          <table:table-cell office:value-type="string" calcext:value-type="string">
            <text:p>Lichtgrenzwerthysterese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2">
          <table:table-cell office:value-type="string" calcext:value-type="string">
            <text:p>auto_door_status</text:p>
          </table:table-cell>
          <table:table-cell office:value-type="string" calcext:value-type="string">
            <text:p>Klingelnode</text:p>
          </table:table-cell>
          <table:table-cell/>
        </table:table-row>
        <table:table-row table:style-name="ro2">
          <table:table-cell office:value-type="string" calcext:value-type="string">
            <text:p>BlockingStatus</text:p>
          </table:table-cell>
          <table:table-cell office:value-type="string" calcext:value-type="string">
            <text:p>Klingelnode</text:p>
          </table:table-cell>
          <table:table-cell office:value-type="string" calcext:value-type="string">
            <text:p>Blockade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 style:data-style-name="N2" text:time-value="16:16:51.7335101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9:20:52.543990031</meta:creation-date>
    <dc:date>2020-04-09T22:29:35.443496606</dc:date>
    <meta:editing-duration>PT5H12M11S</meta:editing-duration>
    <meta:editing-cycles>15</meta:editing-cycles>
    <meta:generator>LibreOffice/6.0.7.3$Linux_X86_64 LibreOffice_project/00m0$Build-3</meta:generator>
    <meta:document-statistic meta:table-count="2" meta:cell-count="255" meta:object-count="0"/>
  </office:meta>
</office:document-meta>
</file>